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278 Inter Process Communications with Pipes and Sockets</text:p>
      <text:p text:style-name="Standard"/>
      <text:p text:style-name="Standard">Due: <text:s/>Friday April 26, 2013.</text:p>
      <text:p text:style-name="Standard"/>
      <text:p text:style-name="P2">“C” Option (maximum grade 70):</text:p>
      <text:p text:style-name="Standard">Captain Kirk has asked Mr. Spock to write a program to control the life support and navigation systems. <text:s/>The life support and navigation systems must be separate processes (able to execute on separate cores simultaneously).</text:p>
      <text:p text:style-name="Standard"/>
      <text:p text:style-name="Standard">When activated, the life support system process (child) should first report to the parent it has adjusted the breathing gas levels in the space ship. <text:s/>The time to adjust this system is exponentially distributed with a mean of 5 seconds. <text:s/>Simulate the adjustment be sleeping the appropriate amount of time. <text:s/>Next the environment (including lighting and temperature levels) must be adjusted. <text:s/>This requires 3 seconds exponentially distributed. <text:s/>After making the appropriate adjustments, the child process should terminate. <text:s/>Hint: <text:s/>Use your random number library and the function “sleep( int seconds).”</text:p>
      <text:p text:style-name="Standard"/>
      <text:p text:style-name="Standard">When activated, the Navigation system process (child) should make the appropriate adjustments and report back to the parent. <text:s/>This adjustment requires 6 seconds exponentially distributed. <text:s/>The child should should terminate after notifying the parent of the adjustments.</text:p>
      <text:p text:style-name="Standard"/>
      <text:p text:style-name="Standard">Both the life support and navigation systems should communicate appropriate messages back to the parent indicating the action taken and how long it took <text:span text:style-name="T1">via a pipe or pipes</text:span> (anonymous or named). <text:s/>All messages must be printed by the parent. <text:s/>The parent must print the time the message is printed using the system clock.</text:p>
      <text:p text:style-name="Standard"/>
      <text:p text:style-name="P2">“B” Option (maximum grade 80):</text:p>
      <text:p text:style-name="Standard">You need not implement the “C” option. <text:s/>Rather implement the “C” requirements such that once the the children are created, they will continue to make the appropriate adjustments approximately every 30 seconds. <text:s/>All systems will require the times for execution as specified in the “C” Option.</text:p>
      <text:p text:style-name="Standard"/>
      <text:p text:style-name="Standard">Both the life support and navigation systems should communicate appropriate messages back to the parent indicating the action taken and how long it took <text:span text:style-name="T1">via a pipe or pipes</text:span> (anonymous or named). <text:s/>All messages must be printed by the parent. <text:s/>The parent must print the time the message is printed using the system clock.</text:p>
      <text:p text:style-name="Standard"/>
      <text:p text:style-name="P2">“A” Option (maximum grade 90):</text:p>
      <text:p text:style-name="Standard">You need not implement the “B” option. <text:s/>Rather implement the “C” requirements such that once the the child is created, they will continue to make the adjustments approximately every 30 seconds.</text:p>
      <text:p text:style-name="Standard"/>
      <text:p text:style-name="Standard">Both the life support and navigation systems should communicate appropriate messages back to the parent indicating the action taken and how long it took <text:span text:style-name="T1">using “sockets” for all communications</text:span>. <text:s/>All messages must be printed by the parent. <text:s/>The parent must print the time the message is printed using the system clock.</text:p>
      <text:p text:style-name="Standard"/>
      <text:p text:style-name="P2">“A+” Option (maximum grade 100):</text:p>
      <text:p text:style-name="Standard">Complete both the “B” and “A” options.</text:p>
      <text:p text:style-name="Standard"/>
      <text:p text:style-name="Standard">For all options: <text:s/>Supply a hard copy of your code and sufficient output to demonstrate your code 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0T15:06:34.28</meta:creation-date>
    <dc:date>2013-04-11T07:50:00.60</dc:date>
    <meta:editing-duration>PT39M43S</meta:editing-duration>
    <meta:editing-cycles>8</meta:editing-cycles>
    <meta:generator>LibreOffice/3.3$Win32 LibreOffice_project/330m19$Build-301</meta:generator>
    <meta:document-statistic meta:table-count="0" meta:image-count="0" meta:object-count="0" meta:page-count="1" meta:paragraph-count="16" meta:word-count="468" meta:character-count="2875"/>
  </office:meta>
</office:document-meta>
</file>